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1C3ECBFAAE46A48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566a61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4fa5af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Ubuntu Mono" fo:font-size="11pt" fo:letter-spacing="normal" fo:font-style="normal" fo:font-weight="bold" officeooo:rsid="003d49da" officeooo:paragraph-rsid="004fa5af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566a61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4fa5af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4fa5af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4fa5af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Arial" fo:font-size="11pt" fo:font-weight="normal" officeooo:rsid="0092cc01" officeooo:paragraph-rsid="004fa5a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95b01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2f349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3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4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52f349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cf1f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1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42" style:family="paragraph" style:parent-style-name="Table_20_Contents">
      <style:text-properties fo:color="#000080" style:font-name="Arial" fo:font-size="11pt" officeooo:paragraph-rsid="004fa5af" style:font-size-asian="11pt" style:font-size-complex="11pt"/>
    </style:style>
    <style:style style:name="P43" style:family="paragraph" style:parent-style-name="Table_20_Contents">
      <style:text-properties fo:color="#000080" style:font-name="Arial" fo:font-size="11pt" officeooo:paragraph-rsid="00588311" style:font-size-asian="11pt" style:font-size-complex="11pt"/>
    </style:style>
    <style:style style:name="P44" style:family="paragraph" style:parent-style-name="Table_20_Contents">
      <style:text-properties fo:color="#000080" style:font-name="Arial" fo:font-size="11pt" officeooo:paragraph-rsid="005cf1f7" style:font-size-asian="11pt" style:font-size-complex="11pt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officeooo:rsid="005bdde5" officeooo:paragraph-rsid="005bdde5" style:font-size-asian="20pt" style:font-weight-asian="bold" style:font-size-complex="20pt"/>
    </style:style>
    <style:style style:name="P4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5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1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fa5af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3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6" style:family="paragraph" style:parent-style-name="Standard">
      <style:paragraph-properties fo:break-before="page"/>
      <style:text-properties style:use-window-font-color="true" style:font-name="Arial" fo:font-size="14pt" fo:language="es" fo:country="ES" fo:font-style="normal" style:text-underline-style="none" fo:font-weight="bold" officeooo:rsid="0033e50a" officeooo:paragraph-rsid="004fa5af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bdde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officeooo:rsid="00319152" style:font-weight-asian="bold" style:font-weight-complex="bold"/>
    </style:style>
    <style:style style:name="T8" style:family="text">
      <style:text-properties fo:font-weight="bold" officeooo:rsid="005731cd" style:font-weight-asian="bold" style:font-weight-complex="bold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style:font-name="Ubuntu Mono" fo:font-weight="bold" officeooo:rsid="00595b01" style:font-weight-asian="bold" style:font-weight-complex="bold"/>
    </style:style>
    <style:style style:name="T11" style:family="text">
      <style:text-properties officeooo:rsid="00202652"/>
    </style:style>
    <style:style style:name="T12" style:family="text">
      <style:text-properties style:font-name="Arial"/>
    </style:style>
    <style:style style:name="T13" style:family="text">
      <style:text-properties style:font-name="Arial" officeooo:rsid="00319152"/>
    </style:style>
    <style:style style:name="T14" style:family="text">
      <style:text-properties style:font-name="Arial" officeooo:rsid="005cf1f7"/>
    </style:style>
    <style:style style:name="T15" style:family="text">
      <style:text-properties style:font-name="Ubuntu Mono" fo:font-weight="bold" style:font-weight-asian="bold" style:font-weight-complex="bold"/>
    </style:style>
    <style:style style:name="T16" style:family="text">
      <style:text-properties style:font-name="Ubuntu Mono" fo:font-weight="bold" officeooo:rsid="0052f349" style:font-weight-asian="bold" style:font-weight-complex="bold"/>
    </style:style>
    <style:style style:name="T17" style:family="text">
      <style:text-properties style:font-name="Ubuntu Mono" fo:font-weight="bold" officeooo:rsid="00595b01" style:font-weight-asian="bold" style:font-weight-complex="bold"/>
    </style:style>
    <style:style style:name="T18" style:family="text">
      <style:text-properties style:font-name="Ubuntu Mono" fo:font-weight="bold" officeooo:rsid="005cf1f7" style:font-weight-asian="bold" style:font-weight-complex="bold"/>
    </style:style>
    <style:style style:name="T19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20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21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22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23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24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25" style:family="text">
      <style:text-properties fo:font-variant="normal" fo:text-transform="none" fo:color="#281f18" fo:letter-spacing="normal" fo:font-style="normal" fo:font-weight="normal" officeooo:rsid="0050049a" style:font-weight-asian="normal" style:font-weight-complex="normal"/>
    </style:style>
    <style:style style:name="T26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27" style:family="text">
      <style:text-properties fo:font-variant="normal" fo:text-transform="none" fo:color="#281f18" fo:letter-spacing="normal" fo:font-style="normal" fo:font-weight="bold" officeooo:rsid="0033e50a" style:font-weight-asian="bold" style:font-weight-complex="bold"/>
    </style:style>
    <style:style style:name="T28" style:family="text">
      <style:text-properties fo:font-variant="normal" fo:text-transform="none" fo:color="#281f18" fo:letter-spacing="normal" fo:font-style="normal" fo:font-weight="bold" officeooo:rsid="003fd69d" style:font-weight-asian="bold" style:font-weight-complex="bold"/>
    </style:style>
    <style:style style:name="T29" style:family="text">
      <style:text-properties fo:font-variant="normal" fo:text-transform="none" fo:color="#281f18" fo:letter-spacing="normal" fo:font-style="normal" fo:font-weight="bold" officeooo:rsid="0050049a" style:font-weight-asian="bold" style:font-weight-complex="bold"/>
    </style:style>
    <style:style style:name="T30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31" style:family="text">
      <style:text-properties fo:font-variant="normal" fo:text-transform="none" fo:color="#281f18" style:font-name="Ubuntu Mono" fo:letter-spacing="normal" fo:font-style="normal" fo:font-weight="bold" officeooo:rsid="0050049a" style:font-weight-asian="bold" style:font-weight-complex="bold"/>
    </style:style>
    <style:style style:name="T32" style:family="text">
      <style:text-properties fo:font-variant="normal" fo:text-transform="none" fo:color="#281f18" style:font-name="Ubuntu Mono" fo:letter-spacing="normal" fo:font-style="normal" fo:font-weight="bold" officeooo:rsid="00942005" style:font-weight-asian="bold" style:font-weight-complex="bold"/>
    </style:style>
    <style:style style:name="T33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34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35" style:family="text">
      <style:text-properties fo:font-variant="normal" fo:text-transform="none" fo:color="#281f18" style:font-name="Ubuntu Mono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281f18" style:font-name="Ubuntu Mono" fo:font-size="11pt" fo:letter-spacing="normal" fo:font-style="normal" fo:font-weight="bold" officeooo:rsid="0045a412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281f18" style:font-name="Ubuntu Mono" fo:font-size="11pt" fo:letter-spacing="normal" fo:font-style="normal" fo:font-weight="bold" officeooo:rsid="003d49da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281f18" style:font-name="Arial" fo:font-size="11pt" fo:letter-spacing="normal" fo:font-style="normal" fo:font-weight="normal" officeooo:rsid="00980b55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281f18" style:font-name="Arial" fo:font-size="11pt" fo:letter-spacing="normal" fo:font-style="normal" fo:font-weight="normal" officeooo:rsid="0050049a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281f18" style:font-name="Arial" fo:font-size="11pt" fo:letter-spacing="normal" fo:font-style="normal" fo:font-weight="normal" officeooo:rsid="00200013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281f18" style:font-name="Arial" fo:font-size="11pt" fo:letter-spacing="normal" fo:font-style="normal" fo:font-weight="normal" officeooo:rsid="0047900e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47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48" style:family="text">
      <style:text-properties fo:font-variant="normal" fo:text-transform="none" fo:color="#800000" fo:letter-spacing="normal" fo:font-style="normal" fo:font-weight="bold" officeooo:rsid="001b7955" style:font-weight-asian="bold" style:font-weight-complex="bold"/>
    </style:style>
    <style:style style:name="T49" style:family="text">
      <style:text-properties fo:font-variant="normal" fo:text-transform="none" fo:color="#800000" fo:letter-spacing="normal" fo:font-style="normal" fo:font-weight="bold" officeooo:rsid="0050049a" style:font-weight-asian="bold" style:font-weight-complex="bold"/>
    </style:style>
    <style:style style:name="T50" style:family="text">
      <style:text-properties fo:font-variant="normal" fo:text-transform="none" fo:color="#800000" fo:letter-spacing="normal" fo:font-style="normal" fo:font-weight="bold" officeooo:rsid="001c238b" style:font-weight-asian="bold" style:font-weight-complex="bold"/>
    </style:style>
    <style:style style:name="T51" style:family="text">
      <style:text-properties fo:font-variant="normal" fo:text-transform="none" fo:color="#800000" style:font-name="Arial" fo:font-size="11pt" fo:letter-spacing="normal" fo:font-style="normal" fo:font-weight="bold" officeooo:rsid="001d500c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800000" style:font-name="Arial" fo:font-size="11pt" fo:letter-spacing="normal" fo:font-style="normal" fo:font-weight="bold" officeooo:rsid="00200013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800000" style:font-name="Arial" fo:font-size="11pt" fo:letter-spacing="normal" fo:font-style="normal" fo:font-weight="bold" officeooo:rsid="0047900e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800000" style:font-name="Arial" fo:font-size="11pt" fo:letter-spacing="normal" fo:font-style="normal" fo:font-weight="bold" officeooo:rsid="00980b55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800000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6" style:family="text">
      <style:text-properties fo:font-variant="normal" fo:text-transform="none" fo:color="#94070a" style:font-name="Arial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57" style:family="text">
      <style:text-properties officeooo:rsid="0037fed6"/>
    </style:style>
    <style:style style:name="T58" style:family="text">
      <style:text-properties officeooo:rsid="0030af61"/>
    </style:style>
    <style:style style:name="T59" style:family="text">
      <style:text-properties officeooo:rsid="004e2c04"/>
    </style:style>
    <style:style style:name="T60" style:family="text">
      <style:text-properties officeooo:rsid="004ea1bd"/>
    </style:style>
    <style:style style:name="T61" style:family="text">
      <style:text-properties officeooo:rsid="00319152"/>
    </style:style>
    <style:style style:name="T62" style:family="text">
      <style:text-properties officeooo:rsid="004fa5af"/>
    </style:style>
    <style:style style:name="T63" style:family="text">
      <style:text-properties officeooo:rsid="00512c32"/>
    </style:style>
    <style:style style:name="T64" style:family="text">
      <style:text-properties officeooo:rsid="0052f349"/>
    </style:style>
    <style:style style:name="T65" style:family="text">
      <style:text-properties officeooo:rsid="0053a21d"/>
    </style:style>
    <style:style style:name="T66" style:family="text">
      <style:text-properties officeooo:rsid="00588311"/>
    </style:style>
    <style:style style:name="T67" style:family="text">
      <style:text-properties officeooo:rsid="005cf1f7"/>
    </style:style>
    <style:style style:name="T68" style:family="text">
      <style:text-properties officeooo:rsid="00595b01"/>
    </style:style>
    <style:style style:name="T69" style:family="text">
      <style:text-properties officeooo:rsid="005dddc9"/>
    </style:style>
    <style:style style:name="T70" style:family="text">
      <style:text-properties officeooo:rsid="005ef184"/>
    </style:style>
    <style:style style:name="T71" style:family="text">
      <style:text-properties style:font-name="Ubuntu Mono" officeooo:rsid="00595b01"/>
    </style:style>
    <style:style style:name="T72" style:family="text">
      <style:text-properties style:font-name="Ubuntu Mono" fo:font-weight="bold" officeooo:rsid="00595b01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1">RDE</text:span>. IES Haría</text:p>
      <text:p text:style-name="P47">UT<text:span text:style-name="T11">7</text:span>. Actividad <text:span text:style-name="T57">de recuperación</text:span></text:p>
      <text:p text:style-name="P48">Parte II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57">Prueba </text:span>Práctica</text:p>
      <text:p text:style-name="P21">Capa de aplicación</text:p>
      <text:p text:style-name="P19"/>
      <text:p text:style-name="P19"/>
      <text:p text:style-name="P18"/>
      <text:p text:style-name="P18"/>
      <text:p text:style-name="P18"/>
      <text:p text:style-name="P56">DNS</text:p>
      <text:p text:style-name="P32"/>
      <text:p text:style-name="P27">Utilizando la utilidad <text:span text:style-name="T15">dig</text:span> inserta los <text:span text:style-name="T9">comandos</text:span> y el <text:span text:style-name="T9">resultado</text:span> para realizar las siguientes acciones. </text:p>
      <text:p text:style-name="P27"/>
      <text:p text:style-name="P1"><text:span text:style-name="T38">1</text:span><text:span text:style-name="T39">) Determina, </text:span><text:span text:style-name="T38">en </text:span><text:span text:style-name="T55">formato corto</text:span><text:span text:style-name="T38">, </text:span><text:span text:style-name="T39">los </text:span><text:span text:style-name="T51">nombres de los servidores DNS</text:span><text:span text:style-name="T39"> del dominio </text:span><text:span text:style-name="T35">centos.org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2"/>
          </table:table-cell>
        </table:table-row>
      </table:table>
      <text:p text:style-name="P2"/>
      <text:p text:style-name="P4"><text:span text:style-name="T21">2</text:span><text:span text:style-name="T19">) </text:span><text:span text:style-name="T23">Obtén</text:span><text:span text:style-name="T19">, </text:span><text:span text:style-name="T21">en </text:span><text:span text:style-name="T47">formato corto</text:span><text:span text:style-name="T21">,</text:span><text:span text:style-name="T23"> la </text:span><text:span text:style-name="T48">dirección IP</text:span><text:span text:style-name="T23"> de </text:span><text:span text:style-name="T31">centos</text:span><text:span text:style-name="T32">.org</text:span><text:span text:style-name="T23"> </text:span><text:span text:style-name="T19">haciendo la consulta a</text:span><text:span text:style-name="T27"> </text:span><text:span text:style-name="T28">uno de los servidores de DNS </text:span><text:span text:style-name="T29">OpenDNS</text:span><text:span text:style-name="T28"> </text:span><text:span text:style-name="T19"><text:s/></text:span><text:span text:style-name="T24">(</text:span><text:span text:style-name="T33">208.67.22</text:span><text:span text:style-name="T34">0</text:span><text:span text:style-name="T33">.22</text:span><text:span text:style-name="T34">0</text:span><text:span text:style-name="T24">)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2"/>
          </table:table-cell>
        </table:table-row>
      </table:table>
      <text:p text:style-name="P3"/>
      <text:p text:style-name="P5"><text:span text:style-name="T40">3</text:span><text:span text:style-name="T41">) </text:span><text:span text:style-name="T42">Obtén, </text:span><text:span text:style-name="T43">en </text:span><text:span text:style-name="T56">formato corto</text:span><text:span text:style-name="T43">,</text:span><text:span text:style-name="T44"> l</text:span><text:span text:style-name="T45">os</text:span><text:span text:style-name="T44"> </text:span><text:span text:style-name="T52">nombre</text:span><text:span text:style-name="T44"> y la </text:span><text:span text:style-name="T52">dirección</text:span><text:span text:style-name="T53">es</text:span><text:span text:style-name="T52"> </text:span><text:span text:style-name="T54">IP</text:span><text:span text:style-name="T42"> </text:span><text:span text:style-name="T44">del ordenador/</text:span><text:span text:style-name="T38">es</text:span><text:span text:style-name="T44"> al que se mandan los correos que se enví</text:span><text:span text:style-name="T42">a</text:span><text:span text:style-name="T44">n a</text:span><text:span text:style-name="T38">l dominio </text:span><text:span text:style-name="T35">centos</text:span><text:span text:style-name="T36">.</text:span><text:span text:style-name="T37">com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2"/>
          </table:table-cell>
        </table:table-row>
      </table:table>
      <text:p text:style-name="P6"/>
      <text:p text:style-name="P8"><text:span text:style-name="T22">4</text:span><text:span text:style-name="T20">) </text:span><text:span text:style-name="T19">Obtén, </text:span><text:span text:style-name="T21">en </text:span><text:span text:style-name="T47">formato corto</text:span><text:span text:style-name="T21">,</text:span><text:span text:style-name="T19"> el </text:span><text:span text:style-name="T46">equipo al que está redirigido</text:span><text:span text:style-name="T19"> </text:span><text:span text:style-name="T20">el nombre</text:span><text:span text:style-name="T19"> </text:span><text:span text:style-name="T30">www.</text:span><text:span text:style-name="T31">microsoft.com</text:span><text:span text:style-name="T19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2"/>
          </table:table-cell>
        </table:table-row>
      </table:table>
      <text:p text:style-name="P7"/>
      <text:p text:style-name="P9"><text:span text:style-name="T22">5</text:span><text:span text:style-name="T20">) </text:span><text:span text:style-name="T25">Obtén, en </text:span><text:span text:style-name="T49">formato corto</text:span><text:span text:style-name="T25">, a</text:span><text:span text:style-name="T26"> qué </text:span><text:span text:style-name="T50">nombre</text:span><text:span text:style-name="T26"> está apuntando la dirección </text:span><text:span text:style-name="T31">24.129.137.242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2"/>
          </table:table-cell>
        </table:table-row>
      </table:table>
      <text:p text:style-name="P17"/>
      <text:p text:style-name="P33">DHCP</text:p>
      <text:p text:style-name="P11"/>
      <text:p text:style-name="P22"><text:span text:style-name="T11">1</text:span>) <text:span text:style-name="T58">Inicia Wireshark con privilegios de administrador </text:span></text:p>
      <text:p text:style-name="P22"/>
      <text:p text:style-name="P45">$ <text:span text:style-name="T58">sudo wireshark</text:span></text:p>
      <text:p text:style-name="P45"/>
      <text:p text:style-name="P26">Inicia la captura de paquetes por la tarjeta de red por la que accedes a la red local </text:p>
      <text:p text:style-name="P24"/>
      <text:p text:style-name="P24"><text:span text:style-name="T59">2</text:span>) Vamos a liberar la configuración de red que actualmente t<text:span text:style-name="T59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1"/>
          </table:table-cell>
        </table:table-row>
      </table:table>
      <text:p text:style-name="P36"/>
      <text:p text:style-name="P46"/>
      <text:p text:style-name="P24"><text:span text:style-name="T59">3</text:span>) Solicita una nueva configuración de red al servidor de DHCP. <text:span text:style-name="T59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1"/>
          </table:table-cell>
        </table:table-row>
      </table:table>
      <text:p text:style-name="P38"/>
      <text:p text:style-name="P37"><text:span text:style-name="T12">4</text:span><text:span text:style-name="T13">) Detén en Wireshark la captura de paquetes. </text:span><text:span text:style-name="T12">Filtra los resultados para que sólo se muestren en Wireshark los paquetes del protocolo DHCP. </text:span><text:span text:style-name="T14">Inserta captura en la que se muestren los paquetes filtrados.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1"/>
          </table:table-cell>
        </table:table-row>
      </table:table>
      <text:p text:style-name="P25"/>
      <text:p text:style-name="P25"><text:span text:style-name="T60">5</text:span>) <text:span text:style-name="T61">Localiza en Wireshark el paquete que el cliente utiliza para intentar </text:span><text:span text:style-name="T8">averigua</text:span><text:span text:style-name="T7">r</text:span><text:span text:style-name="T61"> los servidores de DHCP disponibles en la red. Inserta una o varias capturas de pantalla en la que se </text:span><text:span text:style-name="T7">destaque</text:span><text:span text:style-name="T61"> e </text:span><text:span text:style-name="T7">identifique</text:span><text:span text:style-name="T61">:</text:span></text:p>
      <text:list xml:id="list2977374039349896192" text:style-name="L1">
        <text:list-item>
          <text:p text:style-name="P50">El tipo de mensaje DHCP enviado.</text:p>
        </text:list-item>
        <text:list-item>
          <text:p text:style-name="P50">El protocolo de la capa de transporte utilizados.</text:p>
        </text:list-item>
        <text:list-item>
          <text:p text:style-name="P50">Los puertos de cliente y servidor de la capa de <text:span text:style-name="T62">aplicación.</text:span></text:p>
        </text:list-item>
        <text:list-item>
          <text:p text:style-name="P51"><text:soft-page-break/>La<text:span text:style-name="T63">s</text:span> dirección<text:span text:style-name="T62">es</text:span> IP <text:span text:style-name="T62">de origen y destino del mensaje</text:span></text:p>
        </text:list-item>
        <text:list-item>
          <text:p text:style-name="P52">Las direcciones MAC de origen y destino del mensaje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41"/>
          </table:table-cell>
        </table:table-row>
      </table:table>
      <text:list xml:id="list83044351795588" text:continue-numbering="true" text:style-name="L1">
        <text:list-header>
          <text:p text:style-name="P54"/>
        </text:list-header>
      </text:list>
      <text:p text:style-name="P10"/>
      <text:p text:style-name="P34">scp</text:p>
      <text:p text:style-name="P13"/>
      <text:p text:style-name="P30">Para hacer este apartado, el profesor escribirá en la pizarra la dirección IP del host en el que deberás copiar un archivo. <text:span text:style-name="T67">La ruta de todos los archivos deberás especificarla será relativa. Los pasos a dar son</text:span>:</text:p>
      <text:p text:style-name="P30"/>
      <text:p text:style-name="P23"><text:span text:style-name="T11">1</text:span>) <text:span text:style-name="T68">Copia dentro de la carpeta </text:span><text:span text:style-name="T17">Descargas</text:span><text:span text:style-name="T68"> de tu usuario de tu equipo el fichero /</text:span><text:span text:style-name="T17">etc/passwd.</text:span><text:span text:style-name="T68"> Renombra el fichero copiado y ponle de nombre <text:s/></text:span><text:span text:style-name="T18">passwd</text:span><text:span text:style-name="T16">_</text:span><text:span text:style-name="T10">nombre</text:span><text:span text:style-name="T16">.</text:span><text:span text:style-name="T18">txt</text:span><text:span text:style-name="T16">,</text:span><text:span text:style-name="T68"> donde </text:span><text:span text:style-name="T10">nombre</text:span><text:span text:style-name="T68"> es tu nombre.</text:span></text:p>
      <text:p text:style-name="P23"/>
      <text:p text:style-name="P29">2) <text:span text:style-name="T68">Utilizando </text:span><text:span text:style-name="T16">scp</text:span><text:span text:style-name="T64"> en tu equipo, copia en la carpeta </text:span><text:span text:style-name="T18">recuperacion</text:span><text:span text:style-name="T64"> del usuario del host indicado por el profesor el archivo </text:span><text:span text:style-name="T18">passwd</text:span><text:span text:style-name="T16">_</text:span><text:span text:style-name="T10">nombre</text:span><text:span text:style-name="T16">.</text:span><text:span text:style-name="T18">txt</text:span><text:span text:style-name="T64">.</text:span></text:p>
      <text:p text:style-name="P29"/>
      <text:p text:style-name="P31">Inserta <text:span text:style-name="T67">todos los </text:span>comando<text:span text:style-name="T67">s</text:span> utilizado<text:span text:style-name="T70">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/>
          </table:table-cell>
        </table:table-row>
      </table:table>
      <text:p text:style-name="P40"/>
      <text:p text:style-name="P28"/>
      <text:p text:style-name="P35">Acceso remoto</text:p>
      <text:p text:style-name="P35"/>
      <text:p text:style-name="P28"><text:span text:style-name="T65">1) I</text:span>nstala, en caso de no estar instalado ya, <text:span text:style-name="T9">x11vnc</text:span> en <text:span text:style-name="T69">una</text:span> máquina virtual <text:span text:style-name="T69">con entorno gráfico.</text:span></text:p>
      <text:p text:style-name="P28"/>
      <text:p text:style-name="P28">A continuación comparte el escritorio <text:span text:style-name="T69">en la máquina virtual </text:span>con las siguientes características:</text:p>
      <text:p text:style-name="P28"/>
      <text:list xml:id="list3451005148638091809" text:style-name="L2">
        <text:list-item>
          <text:p text:style-name="P53">Se ejecute en segundo plano</text:p>
        </text:list-item>
        <text:list-item>
          <text:p text:style-name="P53">Sea necesario utilizar contraseña para acceder al mismo.</text:p>
        </text:list-item>
        <text:list-item>
          <text:p text:style-name="P53">El cliente <text:span text:style-name="T66">podrá </text:span>interactuar <text:span text:style-name="T66">con el escritorio remoto.</text:span></text:p>
        </text:list-item>
        <text:list-item>
          <text:p text:style-name="P53">La imagen estará rotada <text:span text:style-name="T66">9</text:span>0º</text:p>
        </text:list-item>
        <text:list-item>
          <text:p text:style-name="P53">El escritorio se <text:span text:style-name="T69">compartirá</text:span> automáticamente una vez que el cliente cierre la conexión</text:p>
        </text:list-item>
      </text:list>
      <text:p text:style-name="P28"/>
      <text:p text:style-name="P28">Inserta los comandos necesarios para ejecutar lo anterior.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43"/>
          </table:table-cell>
        </table:table-row>
      </table:table>
      <text:p text:style-name="P39"/>
      <text:p text:style-name="P12"/>
      <text:p text:style-name="P14"><text:span text:style-name="T65">2</text:span>) Desde el equipo anfitrión accede al escritorio compartico por x11vnc en el equipo huesped. Inserta el comando utilizado para conectar y captura de pantalla en la que se vea que estas accediendo al escritorio remot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43"/>
          </table:table-cell>
        </table:table-row>
      </table:table>
      <text:p text:style-name="P15"/>
      <text:p text:style-name="P14"/>
      <text:p text:style-name="P16">Cuando termines este apartado avisa al profesor para que lo rev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bdde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</text:span><text:span text:style-name="MT4">R</text:span><text:span text:style-name="MT3">2. </text:span><text:span text:style-name="MT4">Recuperación. </text:span><text:span text:style-name="MT3">Prueba práctica. Capa de aplicación. </text:span><text:span text:style-name="MT5">Parte II</text:span><text:span text:style-name="MT3"> 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1C3ECBFAAE46A488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8-05-24T08:28:54.529719161</dc:date>
    <meta:print-date>2006-12-12T00:09:40</meta:print-date>
    <dc:language>es-ES</dc:language>
    <meta:editing-cycles>94</meta:editing-cycles>
    <meta:editing-duration>P1DT6H1M33S</meta:editing-duration>
    <meta:document-statistic meta:table-count="12" meta:image-count="1" meta:object-count="0" meta:page-count="3" meta:paragraph-count="43" meta:word-count="534" meta:character-count="3197" meta:non-whitespace-character-count="2708"/>
    <meta:user-defined meta:name="Info 1"/>
    <meta:user-defined meta:name="Info 2"/>
    <meta:user-defined meta:name="Info 3"/>
    <meta:user-defined meta:name="Info 4"/>
  </office:meta>
</office:document-meta>
</file>